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ost-Publication Distribution Procedures Description</text:p>
      <text:p text:style-name="Text_20_body">This document will outline and describe the procedures concerning the distribution of major publications.</text:p>
      <text:p text:style-name="Text_20_body">As you can see, much more description is needed. :-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nnis Drescher</meta:initial-creator>
    <meta:creation-date>2011-02-21T10:36:04</meta:creation-date>
    <meta:document-statistic meta:table-count="0" meta:image-count="0" meta:object-count="0" meta:page-count="1" meta:paragraph-count="3" meta:word-count="28" meta:character-count="209"/>
    <dc:date>2011-02-21T10:40:15</dc:date>
    <dc:creator>Dennis Drescher</dc:creator>
    <meta:editing-duration>PT00H04M11S</meta:editing-duration>
    <meta:editing-cycles>1</meta:editing-cycles>
    <meta:generator>OpenOffice.org/3.2$Unix OpenOffice.org_project/320m12$Build-9483</meta:generator>
  </office:meta>
</office:document-meta>
</file>